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lanilha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 style:data-style-name="N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lanilh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number-columns-repeated="3" table:default-cell-style-name="Gnumeric-default"/>
        <table:table-column table:style-name="co3" table:number-columns-repeated="124" table:default-cell-style-name="Default"/>
        <table:table-row table:style-name="ro1">
          <table:table-cell office:value-type="string" calcext:value-type="string">
            <text:p>R (ohm)</text:p>
          </table:table-cell>
          <table:table-cell office:value-type="float" office:value="14800" calcext:value-type="float">
            <text:p>14800</text:p>
          </table:table-cell>
          <table:table-cell office:value-type="float" office:value="8200" calcext:value-type="float">
            <text:p>8200</text:p>
          </table:table-cell>
          <table:table-cell office:value-type="float" office:value="15" calcext:value-type="float">
            <text:p>1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Constante de tempo (s)</text:p>
          </table:table-cell>
          <table:table-cell table:formula="of:=760*10^-6" office:value-type="float" office:value="0.00076" calcext:value-type="float">
            <text:p>0,00076</text:p>
          </table:table-cell>
          <table:table-cell table:formula="of:=540*10^-6" office:value-type="float" office:value="0.00054" calcext:value-type="float">
            <text:p>0,00054</text:p>
          </table:table-cell>
          <table:table-cell table:formula="of:=4.5*10^-6" office:value-type="float" office:value="0.0000045" calcext:value-type="float">
            <text:p>0,000004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C (F)</text:p>
          </table:table-cell>
          <table:table-cell table:formula="of:=[.B2]/[.B1]" office:value-type="float" office:value="0.00000005135135135135" calcext:value-type="float">
            <text:p>0,0000000513514</text:p>
          </table:table-cell>
          <table:table-cell table:formula="of:=[.C2]/[.C1]" office:value-type="float" office:value="0.00000006585365853659" calcext:value-type="float">
            <text:p>0,0000000658537</text:p>
          </table:table-cell>
          <table:table-cell table:style-name="ACE-2" table:formula="of:=[.D2]/[.D1]" office:value-type="float" office:value="0.0000003" calcext:value-type="float">
            <text:p>3,00E-07</text:p>
          </table:table-cell>
          <table:table-cell table:number-columns-repeated="124"/>
        </table:table-row>
        <table:table-row table:style-name="ro1" table:number-rows-repeated="2">
          <table:table-cell table:style-name="Default" table:number-columns-repeated="4"/>
          <table:table-cell table:number-columns-repeated="124"/>
        </table:table-row>
        <table:table-row table:style-name="ro1">
          <table:table-cell office:value-type="string" calcext:value-type="string">
            <text:p>Medição no multímetro</text:p>
          </table:table-cell>
          <table:table-cell office:value-type="string" calcext:value-type="string">
            <text:p>Valor (nF)</text:p>
          </table:table-cell>
          <table:table-cell table:number-columns-repeated="1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37" calcext:value-type="float">
            <text:p>62,37</text:p>
          </table:table-cell>
          <table:table-cell table:number-columns-repeated="1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42" calcext:value-type="float">
            <text:p>62,42</text:p>
          </table:table-cell>
          <table:table-cell table:number-columns-repeated="1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16" calcext:value-type="float">
            <text:p>62,16</text:p>
          </table:table-cell>
          <table:table-cell table:number-columns-repeated="1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27" calcext:value-type="float">
            <text:p>62,27</text:p>
          </table:table-cell>
          <table:table-cell table:number-columns-repeated="1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8" calcext:value-type="float">
            <text:p>62,8</text:p>
          </table:table-cell>
          <table:table-cell table:number-columns-repeated="1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.1" calcext:value-type="float">
            <text:p>63,1</text:p>
          </table:table-cell>
          <table:table-cell table:number-columns-repeated="1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99" calcext:value-type="float">
            <text:p>62,99</text:p>
          </table:table-cell>
          <table:table-cell table:number-columns-repeated="1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95" calcext:value-type="float">
            <text:p>62,95</text:p>
          </table:table-cell>
          <table:table-cell table:number-columns-repeated="1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.38" calcext:value-type="float">
            <text:p>63,38</text:p>
          </table:table-cell>
          <table:table-cell table:number-columns-repeated="1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97" calcext:value-type="float">
            <text:p>62,97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.3" calcext:value-type="float">
            <text:p>63,3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.4" calcext:value-type="float">
            <text:p>63,4</text:p>
          </table:table-cell>
          <table:table-cell table:number-columns-repeated="1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.45" calcext:value-type="float">
            <text:p>63,45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.61" calcext:value-type="float">
            <text:p>63,61</text:p>
          </table:table-cell>
          <table:table-cell table:number-columns-repeated="1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.24" calcext:value-type="float">
            <text:p>64,24</text:p>
          </table:table-cell>
          <table:table-cell table:number-columns-repeated="12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82" calcext:value-type="float">
            <text:p>63,82</text:p>
          </table:table-cell>
          <table:table-cell table:number-columns-repeated="12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.32" calcext:value-type="float">
            <text:p>63,32</text:p>
          </table:table-cell>
          <table:table-cell table:number-columns-repeated="12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.26" calcext:value-type="float">
            <text:p>63,26</text:p>
          </table:table-cell>
          <table:table-cell table:number-columns-repeated="12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24" calcext:value-type="float">
            <text:p>63,24</text:p>
          </table:table-cell>
          <table:table-cell table:number-columns-repeated="12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.09" calcext:value-type="float">
            <text:p>63,09</text:p>
          </table:table-cell>
          <table:table-cell table:number-columns-repeated="126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formula="of:=AVERAGE([.B7:.B26])" office:value-type="float" office:value="63.107" calcext:value-type="float">
            <text:p>63,107</text:p>
          </table:table-cell>
          <table:table-cell table:number-columns-repeated="126"/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formula="of:=STDEV([.B7:.B27])" office:value-type="float" office:value="0.510441965359432" calcext:value-type="float">
            <text:p>0,5104419653594</text:p>
          </table:table-cell>
          <table:table-cell table:number-columns-repeated="126"/>
        </table:table-row>
        <table:named-expressions>
          <table:named-expression table:name="Print_Area" table:base-cell-address="$Planilha1.$A$1" table:expression="#REF!"/>
          <table:named-expression table:name="Sheet_Title" table:base-cell-address="$Planilha1.$A$1" table:expression="&quot;Planilh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Planilha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6:28:10.993526852</dc:date>
    <meta:creation-date>2023-02-09T13:23:19Z</meta:creation-date>
    <meta:editing-cycles>3</meta:editing-cycles>
    <meta:editing-duration>PT4M21S</meta:editing-duration>
    <meta:generator>LibreOffice/7.4.4.2$Linux_X86_64 LibreOffice_project/40$Build-2</meta:generator>
    <meta:document-statistic meta:table-count="1" meta:cell-count="58" meta:object-count="0"/>
  </office:meta>
</office:document-meta>
</file>